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right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3" style:family="graphic" style:parent-style-name="standard">
      <style:graphic-properties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ccffff" draw:textarea-horizontal-align="center" draw:textarea-vertical-align="middle"/>
    </style:style>
    <style:style style:name="P1" style:family="paragraph">
      <style:paragraph-properties fo:text-align="center"/>
      <style:text-properties fo:font-style="italic" style:font-style-asian="italic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id="id5" draw:layer="layout" svg:width="18cm" svg:height="17.5cm" svg:x="1.5cm" svg:y="9cm">
          <text:p text:style-name="P1"><text:span text:style-name="T1">Core</text:span></text:p>
          <text:p text:style-name="P1"><text:span text:style-name="T1">(should be ported to JavaM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1" draw:layer="layout" svg:width="6.5cm" svg:height="3cm" svg:x="2cm" svg:y="17cm"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2" draw:layer="layout" svg:width="3cm" svg:height="3.5cm" svg:x="2cm" svg:y="22cm">
          <text:p text:style-name="P2">Storage</text:p>
          <draw:enhanced-geometry svg:viewBox="0 0 21600 21600" draw:extrusion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draw:id="id3" draw:layer="layout" svg:width="6.5cm" svg:height="4.5cm" svg:x="2cm" svg:y="10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4" draw:layer="layout" svg:width="8.5cm" svg:height="2.5cm" svg:x="1.5cm" svg:y="5.5cm">
          <text:p text:style-name="P2">Swing View</text:p>
          <text:p text:style-name="P2">(Desktop App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line" svg:x1="5.25cm" svg:y1="20cm" svg:x2="3.499cm" svg:y2="22cm" draw:start-shape="id1" draw:start-glue-point="2" draw:end-shape="id2" draw:end-glue-point="5" svg:d="m5250 20000-1751 2000">
          <text:p/>
        </draw:connector>
        <draw:connector draw:style-name="gr4" draw:text-style-name="P2" draw:layer="layout" draw:type="line" svg:x1="5.25cm" svg:y1="10cm" svg:x2="5.25cm" svg:y2="10cm" draw:start-shape="id3" draw:end-shape="id3" svg:d="m5250 10000">
          <text:p/>
        </draw:connector>
        <draw:connector draw:style-name="gr4" draw:text-style-name="P2" draw:layer="layout" draw:type="line" svg:x1="5.25cm" svg:y1="14.5cm" svg:x2="5.25cm" svg:y2="17cm" draw:start-shape="id3" draw:end-shape="id1" svg:d="m5250 14500v2500">
          <text:p/>
        </draw:connector>
        <draw:connector draw:style-name="gr4" draw:text-style-name="P2" draw:layer="layout" draw:type="line" svg:x1="5.75cm" svg:y1="8cm" svg:x2="10.5cm" svg:y2="9cm" draw:start-shape="id4" draw:start-glue-point="2" draw:end-shape="id5" svg:d="m5750 8000 4750 1000">
          <text:p/>
        </draw:connector>
        <draw:custom-shape draw:style-name="gr5" draw:text-style-name="P2" draw:id="id6" draw:layer="layout" svg:width="4cm" svg:height="3.5cm" svg:x="6.5cm" svg:y="22cm">
          <text:p text:style-name="P2">XML fil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6" draw:text-style-name="P3" draw:layer="layout" svg:width="8cm" svg:height="3.666cm" svg:x="11.183cm" svg:y="18.989cm">
          <text:p text:style-name="P3"><text:span text:style-name="T2">+Easy to implement</text:span></text:p>
          <text:p text:style-name="P3"><text:span text:style-name="T2">- Ineffective CPU and memory </text:span></text:p>
          <text:p text:style-name="P3"><text:span text:style-name="T2">usage when saving huge collections</text:span></text:p>
          <text:p text:style-name="P3"><text:span text:style-name="T2"/></text:p>
          <text:p text:style-name="P3"><text:span text:style-name="T2">Consider using JavaDB</text:span></text:p>
          <text:p text:style-name="P3"><text:span text:style-name="T2">(supported on JME) later</text:span></text:p>
          <draw:enhanced-geometry svg:viewBox="0 0 21600 21600" draw:mirror-horizontal="false" draw:type="line-callout-1" draw:modifiers="-8698.31271091114 17082.0834469594 -677.615298087739 3263.2669757294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onnector draw:style-name="gr4" draw:text-style-name="P2" draw:layer="layout" draw:type="line" svg:x1="5cm" svg:y1="23.75cm" svg:x2="5cm" svg:y2="23.749cm" draw:start-shape="id2" draw:end-shape="id2" draw:end-glue-point="8" svg:d="m5000 23750v-1">
          <text:p/>
        </draw:connector>
        <draw:connector draw:style-name="gr4" draw:text-style-name="P2" draw:layer="layout" draw:type="line" svg:x1="5cm" svg:y1="23.75cm" svg:x2="6.5cm" svg:y2="23.75cm" draw:start-shape="id2" draw:end-shape="id6" svg:d="m5000 23750h1500">
          <text:p/>
        </draw:connector>
        <draw:custom-shape draw:style-name="gr7" draw:text-style-name="P2" draw:id="id7" draw:layer="layout" svg:width="9cm" svg:height="2.5cm" svg:x="10.5cm" svg:y="5.5cm">
          <text:p text:style-name="P2">java.microedition or AWT View</text:p>
          <text:p text:style-name="P2">(JME App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2" draw:layer="layout" draw:type="line" svg:x1="15cm" svg:y1="8cm" svg:x2="10.5cm" svg:y2="9cm" draw:start-shape="id7" draw:start-glue-point="2" draw:end-shape="id5" svg:d="m15000 8000-4500 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Андрей Ерёменок</meta:initial-creator>
    <meta:creation-date>2008-10-24T01:19:34</meta:creation-date>
    <dc:date>2008-10-25T23:57:01</dc:date>
    <dc:creator>Андрей Ерёменок</dc:creator>
    <meta:editing-duration>PT00H53M02S</meta:editing-duration>
    <meta:editing-cycles>45</meta:editing-cycles>
    <meta:generator>OpenOffice.org/3.0$Linux OpenOffice.org_project/300m9$Build-9358</meta:generator>
    <meta:document-statistic meta:object-count="15"/>
    <meta:user-defined meta:name="Поле 1"/>
    <meta:user-defined meta:name="Поле 2"/>
    <meta:user-defined meta:name="Поле 3"/>
    <meta:user-defined meta:name="Поле 4"/>
  </office:meta>
</office:document-meta>
</file>